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da0" officeooo:paragraph-rsid="001d6d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 terms sand conditions for the ghi:</text:p>
      <text:p text:style-name="P1"/>
      <text:p text:style-name="P1">A ghi representative:</text:p>
      <text:p text:style-name="P1"/>
      <text:p text:style-name="P1">I as a Representative of the ghi am fully aware that the information provided by the individual stored in the servers is merely for the use of public good and as for my part will not partake in any data theft, data manipulation or internal leak of data, etc of any sort. I am involved in the ghi out of my own free will and my desire to help the community. Thus I am aware that any shortcomings in this respect from me will be entitled to legal penalty and prosecution.</text:p>
      <text:p text:style-name="P1"/>
      <text:p text:style-name="P1">A ghi user:</text:p>
      <text:p text:style-name="P1"/>
      <text:p text:style-name="P1">I am fully aware that the ghi is an Internet database, with transparent protocols that I can check at any time of my life. I am also aware of the nature of information that I provide and if the information that I give, is false, it will thus affect my own profile in the appropriate way possible. I also understand that there is no need for me as an individual to trust the ghi, as only I can ever look into my information profile in the ghi and edit it in any form. I also understand that this is voluntary project, hence I can withdraw my entry at any point of time, through appropriat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2:22:00.563198208</meta:creation-date>
    <dc:date>2018-01-18T12:31:07.903643935</dc:date>
    <meta:editing-duration>PT9M18S</meta:editing-duration>
    <meta:editing-cycles>2</meta:editing-cycles>
    <meta:generator>LibreOffice/5.4.2.2$Linux_X86_64 LibreOffice_project/40m0$Build-2</meta:generator>
    <meta:document-statistic meta:table-count="0" meta:image-count="0" meta:object-count="0" meta:page-count="1" meta:paragraph-count="5" meta:word-count="219" meta:character-count="1136" meta:non-whitespace-character-count="922"/>
  </office:meta>
</office:document-meta>
</file>